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5.9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18f79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18f79" officeooo:paragraph-rsid="00018f79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none" fo:font-weight="normal" officeooo:rsid="000438b4" officeooo:paragraph-rsid="000438b4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2pt" style:text-underline-style="none" officeooo:rsid="00018f79" officeooo:paragraph-rsid="00018f79" fo:background-color="transparent" style:font-size-asian="10.5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normal" officeooo:rsid="00018f79" officeooo:paragraph-rsid="00018f79" fo:background-color="#dedce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style:text-underline-style="none" fo:font-weight="bold" officeooo:rsid="00018f79" officeooo:paragraph-rsid="00018f79" fo:background-color="#dedce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3pt" style:text-underline-style="none" fo:font-weight="bold" officeooo:rsid="00018f79" officeooo:paragraph-rsid="00018f79" fo:background-color="#dedce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style:font-name="Liberation Sans" fo:font-size="13pt" fo:font-weight="bold" officeooo:rsid="00018f79" officeooo:paragraph-rsid="00128347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officeooo:paragraph-rsid="001088a8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fe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41ee" officeooo:paragraph-rsid="0009fe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5aa2" officeooo:paragraph-rsid="0009fe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fed9" officeooo:paragraph-rsid="0009fe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085aa2" officeooo:paragraph-rsid="00085aa2" fo:background-color="transparen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09fed9" officeooo:paragraph-rsid="0009fed9" fo:background-color="transparen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bold" officeooo:paragraph-rsid="0009fed9" fo:background-color="transparent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18" style:family="paragraph" style:parent-style-name="Text_20_body">
      <style:text-properties fo:color="#000000" style:font-name="Liberation Sans" fo:font-size="12pt" fo:font-weight="bold" officeooo:rsid="0006d1b2" officeooo:paragraph-rsid="0006d1b2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text-properties fo:color="#000000" style:font-name="Liberation Sans" fo:font-size="12pt" fo:font-weight="bold" officeooo:rsid="00083c10" officeooo:paragraph-rsid="00083c10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c8d15" officeooo:paragraph-rsid="000d8d56" fo:background-color="#ffffff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129222" officeooo:paragraph-rsid="00129222" fo:background-color="#ffffff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c8d15" officeooo:paragraph-rsid="000d8d56" fo:background-color="#b2b2b2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c8d15" officeooo:paragraph-rsid="000d8d56" fo:background-color="#dedce6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d8d56" officeooo:paragraph-rsid="0017e8bf" fo:background-color="#dedce6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129222" officeooo:paragraph-rsid="00129222" fo:background-color="#ddddd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147da0" officeooo:paragraph-rsid="00147da0" fo:background-color="#dddddd" style:font-size-asian="12pt" style:font-weight-asian="bold" style:font-size-complex="12pt" style:font-weight-complex="bold"/>
    </style:style>
    <style:style style:name="P27" style:family="paragraph" style:parent-style-name="Text_20_body">
      <style:text-properties fo:color="#000000" style:font-name="Liberation Sans" fo:font-size="12pt" fo:font-weight="normal" officeooo:rsid="00083c10" officeooo:paragraph-rsid="00083c10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style:font-name="Liberation Sans" fo:font-size="12pt" fo:font-weight="normal" officeooo:rsid="000d8d56" officeooo:paragraph-rsid="0017e8bf" fo:background-color="#ffffff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style:font-name="Liberation Sans" fo:font-size="14pt" fo:font-weight="bold" officeooo:rsid="0009fed9" officeooo:paragraph-rsid="0009fed9" fo:background-color="#b2b2b2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000000" style:font-name="Liberation Sans" fo:font-size="14pt" fo:font-weight="bold" officeooo:rsid="0009fed9" officeooo:paragraph-rsid="0009fed9" fo:background-color="#dedce6" style:font-size-asian="12.25pt" style:font-weight-asian="bold" style:font-size-complex="14pt" style:font-weight-complex="bold"/>
    </style:style>
    <style:style style:name="P31" style:family="paragraph" style:parent-style-name="Text_20_body">
      <style:text-properties fo:color="#000000" style:font-name="Liberation Sans" fo:font-weight="bold" fo:background-color="#dedce6" style:font-weight-asian="bold" style:font-weight-complex="bold"/>
    </style:style>
    <style:style style:name="P32" style:family="paragraph" style:parent-style-name="Text_20_body" style:list-style-name="L1">
      <style:paragraph-properties fo:text-align="start" style:justify-single-word="false"/>
      <style:text-properties fo:color="#000000" style:font-name="Liberation Sans" fo:font-size="12pt" fo:font-weight="bold" officeooo:rsid="000d8d56" officeooo:paragraph-rsid="000d8d56" fo:background-color="#ffffff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c8d15" officeooo:paragraph-rsid="000d8d56" fo:background-color="#ffffff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c8d15" officeooo:paragraph-rsid="001f9faf" fo:background-color="#ffffff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0c8d15" officeooo:paragraph-rsid="000d8d56" fo:background-color="#dedce6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000000" style:font-name="Liberation Sans" fo:font-size="12pt" fo:font-weight="bold" officeooo:rsid="001f9faf" officeooo:paragraph-rsid="001f9faf" fo:background-color="#cccccc" style:font-size-asian="12pt" style:font-weight-asian="bold" style:font-size-complex="12pt" style:font-weight-complex="bold"/>
    </style:style>
    <style:style style:name="P37" style:family="paragraph" style:parent-style-name="Text_20_body" style:list-style-name="L1">
      <style:paragraph-properties fo:text-align="start" style:justify-single-word="false"/>
      <style:text-properties fo:color="#000000" style:font-name="Liberation Sans" fo:font-size="12pt" fo:font-weight="normal" officeooo:rsid="000d8d56" officeooo:paragraph-rsid="000d8d56" fo:background-color="#ffffff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text-align="start" style:justify-single-word="false"/>
      <style:text-properties fo:color="#000000" style:font-name="Liberation Sans" fo:font-size="12pt" fo:font-weight="normal" officeooo:rsid="000d8d56" officeooo:paragraph-rsid="0017e8bf" fo:background-color="#ffffff" style:font-size-asian="12pt" style:font-weight-asian="normal" style:font-size-complex="12pt" style:font-weight-complex="normal"/>
    </style:style>
    <style:style style:name="P39" style:family="paragraph" style:parent-style-name="Text_20_body" style:list-style-name="L8">
      <style:paragraph-properties fo:text-align="start" style:justify-single-word="false"/>
      <style:text-properties fo:color="#000000" style:font-name="Liberation Sans" fo:font-size="12pt" fo:font-weight="normal" officeooo:rsid="00147da0" officeooo:paragraph-rsid="00147da0" fo:background-color="#ffffff" style:font-size-asian="12pt" style:font-weight-asian="normal" style:font-size-complex="12pt" style:font-weight-complex="normal"/>
    </style:style>
    <style:style style:name="P40" style:family="paragraph" style:parent-style-name="Text_20_body" style:list-style-name="L8">
      <style:paragraph-properties fo:text-align="start" style:justify-single-word="false"/>
      <style:text-properties fo:color="#000000" style:font-name="Liberation Sans" fo:font-size="12pt" fo:font-weight="normal" officeooo:rsid="0014e1c9" officeooo:paragraph-rsid="0014e1c9" fo:background-color="#ffffff" style:font-size-asian="12pt" style:font-weight-asian="normal" style:font-size-complex="12pt" style:font-weight-complex="normal"/>
    </style:style>
    <style:style style:name="P41" style:family="paragraph" style:parent-style-name="Text_20_body" style:list-style-name="L8">
      <style:paragraph-properties fo:text-align="start" style:justify-single-word="false"/>
      <style:text-properties fo:color="#000000" style:font-name="Liberation Sans" fo:font-size="12pt" style:text-underline-style="none" fo:font-weight="normal" officeooo:rsid="0014e1c9" officeooo:paragraph-rsid="0014e1c9" fo:background-color="#ffffff" style:font-size-asian="12pt" style:font-weight-asian="normal" style:font-size-complex="12pt" style:font-weight-complex="normal"/>
    </style:style>
    <style:style style:name="P42" style:family="paragraph" style:parent-style-name="Text_20_body" style:list-style-name="L2">
      <style:paragraph-properties fo:text-align="start" style:justify-single-word="false"/>
      <style:text-properties fo:font-variant="normal" fo:text-transform="none" fo:color="#242424" style:font-name="Segoe UI" fo:font-size="10.5pt" fo:letter-spacing="normal" fo:font-style="normal" fo:font-weight="normal" officeooo:rsid="00171773" officeooo:paragraph-rsid="00129222" fo:background-color="#ffffff" style:font-size-asian="12pt" style:font-weight-asian="bold" style:font-size-complex="12pt" style:font-weight-complex="bold"/>
    </style:style>
    <style:style style:name="P43" style:family="paragraph" style:parent-style-name="Text_20_body" style:list-style-name="L2">
      <style:paragraph-properties fo:text-align="start" style:justify-single-word="false"/>
      <style:text-properties fo:font-variant="normal" fo:text-transform="none" fo:color="#242424" style:font-name="Segoe UI" fo:font-size="10.5pt" fo:letter-spacing="normal" fo:font-style="normal" fo:font-weight="bold" officeooo:rsid="00171773" officeooo:paragraph-rsid="0021b094" fo:background-color="#ffffff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91f6" style:font-weight-asian="normal" style:font-weight-complex="normal"/>
    </style:style>
    <style:style style:name="T6" style:family="text">
      <style:text-properties fo:font-weight="normal" officeooo:rsid="001f9faf" style:font-weight-asian="normal" style:font-weight-complex="normal"/>
    </style:style>
    <style:style style:name="T7" style:family="text">
      <style:text-properties fo:font-weight="normal" officeooo:rsid="00201b51" style:font-weight-asian="normal" style:font-weight-complex="normal"/>
    </style:style>
    <style:style style:name="T8" style:family="text">
      <style:text-properties fo:font-weight="normal" fo:background-color="#ffffff" loext:char-shading-value="0" style:font-weight-asian="normal" style:font-weight-complex="normal"/>
    </style:style>
    <style:style style:name="T9" style:family="text">
      <style:text-properties fo:font-weight="normal" officeooo:rsid="00201b51" fo:background-color="#ffffff" loext:char-shading-value="0" style:font-weight-asian="normal" style:font-weight-complex="normal"/>
    </style:style>
    <style:style style:name="T10" style:family="text">
      <style:text-properties fo:font-weight="normal" officeooo:rsid="00214c08" fo:background-color="#ffffff" loext:char-shading-value="0" style:font-weight-asian="normal" style:font-weight-complex="normal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0438b4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025316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d91f6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28347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font-size="12pt" style:text-underline-style="none" officeooo:rsid="000438b4" style:font-size-asian="12pt" style:font-size-complex="12pt"/>
    </style:style>
    <style:style style:name="T18" style:family="text">
      <style:text-properties style:text-underline-style="none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Liberation Sans" fo:font-size="12pt" style:text-underline-style="none" fo:font-weight="bold" officeooo:rsid="00018f79" fo:background-color="transparent" loext:char-shading-value="0" style:font-size-asian="10.5pt" style:font-weight-asian="bold" style:font-size-complex="12pt" style:font-weight-complex="bold"/>
    </style:style>
    <style:style style:name="T21" style:family="text">
      <style:text-properties style:font-name="Liberation Sans" fo:font-size="12pt" style:text-underline-style="none" fo:font-weight="bold" officeooo:rsid="001088a8" fo:background-color="transparent" loext:char-shading-value="0" style:font-size-asian="10.5pt" style:font-weight-asian="bold" style:font-size-complex="12pt" style:font-weight-complex="bold"/>
    </style:style>
    <style:style style:name="T22" style:family="text">
      <style:text-properties style:font-name="Liberation Sans" fo:font-size="12pt" style:text-underline-style="none" fo:font-weight="normal" officeooo:rsid="00018f79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style:font-name="Liberation Sans" fo:font-size="12pt" style:text-underline-style="none" fo:font-weight="normal" officeooo:rsid="001088a8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officeooo:rsid="00085aa2"/>
    </style:style>
    <style:style style:name="T25" style:family="text">
      <style:text-properties officeooo:rsid="000941ee"/>
    </style:style>
    <style:style style:name="T26" style:family="text">
      <style:text-properties officeooo:rsid="0009fed9"/>
    </style:style>
    <style:style style:name="T27" style:family="text">
      <style:text-properties officeooo:rsid="000c8d15"/>
    </style:style>
    <style:style style:name="T28" style:family="text">
      <style:text-properties fo:color="#000000" style:font-name="Liberation Sans" fo:font-size="12pt" fo:font-weight="bold" officeooo:rsid="001bb46b"/>
    </style:style>
    <style:style style:name="T29" style:family="text">
      <style:text-properties fo:color="#000000" style:font-name="Liberation Sans" fo:font-size="12pt" fo:font-weight="normal" officeooo:rsid="001bb46b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ans" fo:font-size="12pt" fo:font-weight="normal" officeooo:rsid="0021b094" style:font-weight-asian="normal" style:font-weight-complex="normal"/>
    </style:style>
    <style:style style:name="T31" style:family="text">
      <style:text-properties fo:color="#000000" style:font-name="Liberation Sans" fo:font-size="12pt" fo:font-weight="normal" officeooo:rsid="00214c08" style:font-weight-asian="normal" style:font-weight-complex="normal"/>
    </style:style>
    <style:style style:name="T32" style:family="text">
      <style:text-properties fo:color="#000000" style:font-name="Liberation Sans" fo:font-size="12pt" officeooo:rsid="001bb46b" style:font-weight-asian="normal" style:font-weight-complex="normal"/>
    </style:style>
    <style:style style:name="T33" style:family="text">
      <style:text-properties fo:color="#000000" style:font-name="Liberation Sans" fo:font-size="12pt" officeooo:rsid="00214c08" style:font-weight-asian="normal" style:font-weight-complex="normal"/>
    </style:style>
    <style:style style:name="T34" style:family="text">
      <style:text-properties fo:color="#000000" style:font-name="Liberation Sans" fo:font-size="12pt" officeooo:rsid="0021b094" style:font-weight-asian="normal" style:font-weight-complex="normal"/>
    </style:style>
    <style:style style:name="T35" style:family="text">
      <style:text-properties fo:color="#000000" style:font-name="Liberation Sans" fo:font-size="12pt" officeooo:rsid="001bb46b"/>
    </style:style>
    <style:style style:name="T36" style:family="text">
      <style:text-properties officeooo:rsid="000d8d56"/>
    </style:style>
    <style:style style:name="T37" style:family="text">
      <style:text-properties officeooo:rsid="000d91f6"/>
    </style:style>
    <style:style style:name="T38" style:family="text">
      <style:text-properties officeooo:rsid="0017e8bf"/>
    </style:style>
    <style:style style:name="T39" style:family="text">
      <style:text-properties officeooo:rsid="00201b5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SHANT ANIL RAJPUT</text:p>
      <text:p text:style-name="P4"><text:span text:style-name="T3">Mobile :-</text:span> <text:s text:c="2"/>+91 7218566898</text:p>
      <text:p text:style-name="P1"><text:span text:style-name="T20">Email-Id :-</text:span><text:span text:style-name="T22"> <text:s/></text:span><text:a xlink:type="simple" xlink:href="mailto:nishantrajputa11@gmail.com" text:style-name="Internet_20_link" text:visited-style-name="Visited_20_Internet_20_Link">nishantrajputa11@gmail.com</text:a></text:p>
      <text:p text:style-name="P9"><text:span text:style-name="T20">G</text:span><text:span text:style-name="T21">itHub :- <text:s text:c="2"/></text:span><text:a xlink:type="simple" xlink:href="https://github.com/ismartNishant" text:style-name="Internet_20_link" text:visited-style-name="Visited_20_Internet_20_Link"><text:span text:style-name="T23">https://github.com/ismartNishant</text:span></text:a></text:p>
      <text:p text:style-name="P5"/>
      <text:p text:style-name="P7">PROFESSIONAL SUMMARY</text:p>
      <text:p text:style-name="P6"/>
      <text:p text:style-name="P8"><text:span text:style-name="T16"><text:s text:c="13"/></text:span><text:span text:style-name="T11"><text:s/></text:span><text:span text:style-name="T12">Energetic</text:span><text:span text:style-name="T17"> <text:s/></text:span><text:span text:style-name="T12">and <text:s/></text:span><text:span text:style-name="T13">Passionate <text:s/></text:span><text:span text:style-name="T12">college <text:s/>student <text:s/>persuing <text:s/>BE <text:s/>in <text:s/>computer. </text:span><text:span text:style-name="T11">Strong in <text:s/>design <text:s/>and <text:s/>integration <text:s/>with <text:s/>intutive <text:s/>problem <text:s/>solving <text:s/>skills. <text:s/>Proficient i n <text:s/></text:span><text:span text:style-name="T14"><text:s/>web devlopment</text:span><text:span text:style-name="T11"> <text:s text:c="2"/></text:span><text:span text:style-name="T14">technologies <text:s/>like <text:s/>HTML , CSS ,JavaScript <text:s text:c="2"/></text:span><text:span text:style-name="T15">and <text:s/></text:span><text:span text:style-name="T11">C, C++ ,</text:span><text:span text:style-name="T13"> </text:span><text:span text:style-name="T11">JAVA. </text:span><text:span text:style-name="T13">Passionate about <text:s/>implementing <text:s/></text:span><text:span text:style-name="T12">and l aunching <text:s/>new <text:s/>projects. <text:s/></text:span><text:span text:style-name="T14">Looking <text:s/>forward <text:s/>to <text:s/>polish <text:s/>my <text:s/>skills and <text:s/>to <text:s/>gain <text:s/>more <text:s/>professional <text:s/>experience.</text:span></text:p>
      <text:p text:style-name="P3"/>
      <text:p text:style-name="P3"/>
      <text:p text:style-name="P31">EDUCATIONAL QUALIFICATION </text:p>
      <text:p text:style-name="P18">Current position :- <text:span text:style-name="T4">Pursuing second year in B.E (Computer Engineering)</text:span></text:p>
      <text:p text:style-name="P19">Institution:- <text:span text:style-name="T1">ISB&amp;M <text:s/>SCHOOL OF TECHNOLOGY ,NANDE.</text:span></text:p>
      <text:p text:style-name="P19">Aggregate Percentage:- <text:s text:c="3"/><text:span text:style-name="T36">75%</text:span></text:p>
      <text:p text:style-name="P19"/>
      <text:p text:style-name="P19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 text:c="13"/></text:p>
            <text:p text:style-name="P16"><text:s/><text:span text:style-name="T19"><text:s/>Qualification</text:span></text:p>
            <text:p text:style-name="P15"/>
          </table:table-cell>
          <table:table-cell table:style-name="Table1.A1" office:value-type="string">
            <text:p text:style-name="P17"><text:s text:c="5"/></text:p>
            <text:p text:style-name="P17"><text:s text:c="14"/><text:span text:style-name="T24">University </text:span></text:p>
          </table:table-cell>
          <table:table-cell table:style-name="Table1.C1" office:value-type="string">
            <text:p text:style-name="P17"><text:s text:c="9"/></text:p>
            <text:p text:style-name="P17"><text:s text:c="10"/><text:span text:style-name="T24">Year</text:span></text:p>
          </table:table-cell>
          <table:table-cell table:style-name="Table1.C1" office:value-type="string">
            <text:p text:style-name="P17"><text:s text:c="4"/></text:p>
            <text:p text:style-name="P17"><text:s text:c="4"/><text:span text:style-name="T24">Percentage</text:span></text:p>
          </table:table-cell>
        </table:table-row>
        <table:table-row table:style-name="Table1.1">
          <table:table-cell table:style-name="Table1.A2" office:value-type="string">
            <text:p text:style-name="P11"><text:s text:c="12"/></text:p>
            <text:p text:style-name="P11"><text:span text:style-name="T24"><text:s text:c="11"/></text:span><text:span text:style-name="T37">F</text:span><text:span text:style-name="T24">. E</text:span></text:p>
            <text:p text:style-name="P11"/>
          </table:table-cell>
          <table:table-cell table:style-name="Table1.A2" office:value-type="string">
            <text:p text:style-name="P11"><text:s text:c="9"/></text:p>
            <text:p text:style-name="P11"><text:s text:c="8"/><text:span text:style-name="T24">SPPU </text:span><text:span text:style-name="T26">( Maharashtra )</text:span></text:p>
            <text:p text:style-name="P10"/>
          </table:table-cell>
          <table:table-cell table:style-name="Table1.C2" office:value-type="string">
            <text:p text:style-name="P13"><text:s text:c="5"/></text:p>
            <text:p text:style-name="P13"><text:s text:c="7"/>2020 -2021</text:p>
          </table:table-cell>
          <table:table-cell table:style-name="Table1.C2" office:value-type="string">
            <text:p text:style-name="P13"><text:s text:c="10"/></text:p>
            <text:p text:style-name="P13"><text:s text:c="13"/>75%</text:p>
          </table:table-cell>
        </table:table-row>
        <table:table-row table:style-name="Table1.1">
          <table:table-cell table:style-name="Table1.A2" office:value-type="string">
            <text:p text:style-name="P12"><text:s text:c="9"/></text:p>
            <text:p text:style-name="P12"><text:s text:c="10"/>H. S. C</text:p>
            <text:p text:style-name="P12"/>
          </table:table-cell>
          <table:table-cell table:style-name="Table1.A2" office:value-type="string">
            <text:p text:style-name="P11"><text:s text:c="8"/></text:p>
            <text:p text:style-name="P11"><text:s text:c="8"/><text:span text:style-name="T25">Nashik ( Maharashtra )</text:span></text:p>
          </table:table-cell>
          <table:table-cell table:style-name="Table1.C2" office:value-type="string">
            <text:p text:style-name="P10"><text:s text:c="5"/></text:p>
            <text:p text:style-name="P10"><text:s text:c="8"/><text:span text:style-name="T25">2019-2020</text:span></text:p>
          </table:table-cell>
          <table:table-cell table:style-name="Table1.C2" office:value-type="string">
            <text:p text:style-name="P12"><text:s text:c="7"/></text:p>
            <text:p text:style-name="P12"><text:s text:c="11"/>68.31%</text:p>
          </table:table-cell>
        </table:table-row>
        <table:table-row table:style-name="Table1.1">
          <table:table-cell table:style-name="Table1.A2" office:value-type="string">
            <text:p text:style-name="P10"/>
            <text:p text:style-name="P14"><text:s text:c="10"/>S. S. C</text:p>
            <text:p text:style-name="P10"/>
          </table:table-cell>
          <table:table-cell table:style-name="Table1.A2" office:value-type="string">
            <text:p text:style-name="P11"><text:s text:c="5"/></text:p>
            <text:p text:style-name="P14"><text:s text:c="2"/>Aurangabad ( Maharashtra )</text:p>
            <text:p text:style-name="P10"><text:s/></text:p>
          </table:table-cell>
          <table:table-cell table:style-name="Table1.C2" office:value-type="string">
            <text:p text:style-name="P14"/>
            <text:p text:style-name="P14"><text:s text:c="8"/>2017-2018</text:p>
          </table:table-cell>
          <table:table-cell table:style-name="Table1.C2" office:value-type="string">
            <text:p text:style-name="P10"/>
            <text:p text:style-name="P10"><text:s text:c="13"/><text:span text:style-name="T26">91%</text:span></text:p>
          </table:table-cell>
        </table:table-row>
      </table:table>
      <text:p text:style-name="P27"/>
      <text:p text:style-name="P29"/>
      <text:p text:style-name="P30">Tecnical Skill<text:span text:style-name="T27">s</text:span></text:p>
      <text:p text:style-name="P20">Programming Language :- <text:s text:c="2"/><text:span text:style-name="T4">C , C++, JAVA, </text:span><text:span text:style-name="T6">JavaScript ,Python</text:span></text:p>
      <text:p text:style-name="P20">Operating System:- <text:s text:c="13"/><text:span text:style-name="T4">Windows , Linux</text:span></text:p>
      <text:p text:style-name="P20"><text:span text:style-name="T4"/></text:p>
      <text:p text:style-name="P36">Technologies:-<text:span text:style-name="T8"> <text:s text:c="2"/>ARDUNIO , </text:span><text:span text:style-name="T9">Blynk , Node MCU, Sensor Fusion, Cloud Programming, Raspberry-pi, </text:span><text:span text:style-name="T10">IFTTT</text:span></text:p>
      <text:p text:style-name="P22"><text:soft-page-break/></text:p>
      <text:p text:style-name="P34"><text:s text:c="2"/><text:span text:style-name="T39">Description</text:span>:-<text:span text:style-name="T4"> <text:s/></text:span><text:span text:style-name="T7">Ardunio sof</text:span><text:span text:style-name="T4"> </text:span></text:p>
      <text:p text:style-name="P23"/>
      <text:p text:style-name="P23"/>
      <text:p text:style-name="P23"/>
      <text:p text:style-name="P23">Strengths</text:p>
      <text:list xml:id="list310973658" text:style-name="L1">
        <text:list-item>
          <text:p text:style-name="P32">I<text:span text:style-name="T4">nnovative and creative</text:span></text:p>
        </text:list-item>
        <text:list-item>
          <text:p text:style-name="P37">Like to learn new things</text:p>
        </text:list-item>
        <text:list-item>
          <text:p text:style-name="P37">Ability to grasp the new skills quickly</text:p>
        </text:list-item>
        <text:list-item>
          <text:p text:style-name="P38">Can work under pressure to meet deadlines</text:p>
        </text:list-item>
      </text:list>
      <text:p text:style-name="P28"/>
      <text:p text:style-name="P24">Languages</text:p>
      <text:list xml:id="list201556131000069" text:continue-numbering="true" text:style-name="L1">
        <text:list-header>
          <text:p text:style-name="P37">Engllish, <text:s/>Marathi , Hindi , Korean <text:s/>(Beginner)</text:p>
          <text:p text:style-name="P37"/>
        </text:list-header>
      </text:list>
      <text:p text:style-name="P25">Projects</text:p>
      <text:list xml:id="list2136767369" text:style-name="L2">
        <text:list-header>
          <text:p text:style-name="P42"><text:span text:style-name="T28">Temperature detection system:-</text:span><text:span text:style-name="T32"> </text:span><text:span text:style-name="T34">In</text:span><text:span text:style-name="T33"> tempture detection system used different sensors </text:span><text:span text:style-name="T34">and interfacing them with </text:span></text:p>
          <text:p text:style-name="P43"><text:span text:style-name="T35">Movement alert system using a PIR sensor:-</text:span><text:span text:style-name="T30">In</text:span><text:span text:style-name="T31"> </text:span><text:span text:style-name="T30">Movement alert</text:span><text:span text:style-name="T31"> system used different sensors </text:span><text:span text:style-name="T30">and interfacing them with </text:span></text:p>
        </text:list-header>
      </text:list>
      <text:p text:style-name="P26">Co-Curricular and Extra-Curricular</text:p>
      <text:list xml:id="list1290975301" text:style-name="L8">
        <text:list-item>
          <text:p text:style-name="P39">Reagional level Kho-kho player</text:p>
        </text:list-item>
        <text:list-item>
          <text:p text:style-name="P40">Participeted in <text:span text:style-name="T2">ICMLIP-2019 <text:s/></text:span><text:span text:style-name="T18">as <text:s/>a volunteer</text:span></text:p>
        </text:list-item>
        <text:list-item>
          <text:p text:style-name="P41">Participetd <text:s text:c="2"/>Elementary and <text:s/>Intermediate <text:span text:style-name="T38">(Got ;- Grade B)</text:span></text:p>
        </text:list-item>
      </text:list>
      <text:p text:style-name="P25"/>
      <text:p text:style-name="P25">Declaration </text:p>
      <text:p text:style-name="P21"><text:s text:c="8"/><text:span text:style-name="T4">This to certyfy that al the information provided here is correct to the best of my knowledge and belif and i promise to able by all the norms laid by your esteemed oeganiz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1:44:03.507286297</meta:creation-date>
    <dc:date>2021-06-05T20:15:54.249750169</dc:date>
    <meta:editing-duration>PT3H37M47S</meta:editing-duration>
    <meta:editing-cycles>12</meta:editing-cycles>
    <meta:generator>LibreOffice/6.4.4.2$Linux_X86_64 LibreOffice_project/40$Build-2</meta:generator>
    <meta:document-statistic meta:table-count="1" meta:image-count="0" meta:object-count="0" meta:page-count="2" meta:paragraph-count="62" meta:word-count="283" meta:character-count="2193" meta:non-whitespace-character-count="1622"/>
  </office:meta>
</office:document-meta>
</file>